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>
      <style:paragraph-properties fo:line-height="150%"/>
      <style:text-properties style:font-name="Liberation Sans" fo:font-size="12pt" officeooo:rsid="0054dc3a" style:font-size-asian="12pt" style:font-size-complex="12pt"/>
    </style:style>
    <style:style style:name="P3" style:family="paragraph" style:parent-style-name="Text_20_body">
      <style:text-properties style:font-name="Liberation Sans" officeooo:rsid="003e9c06" officeooo:paragraph-rsid="004ded4c"/>
    </style:style>
    <style:style style:name="P4" style:family="paragraph" style:parent-style-name="Text_20_body" style:list-style-name="L1">
      <style:paragraph-properties fo:line-height="150%"/>
      <style:text-properties style:font-name="Liberation Sans" fo:font-size="12pt" officeooo:rsid="003e9c06" officeooo:paragraph-rsid="0054dc3a" style:font-size-asian="12pt" style:font-size-complex="12pt"/>
    </style:style>
    <style:style style:name="P5" style:family="paragraph" style:parent-style-name="Text_20_body">
      <style:text-properties style:font-name="Liberation Sans" officeooo:rsid="004ded4c" officeooo:paragraph-rsid="004ded4c"/>
    </style:style>
    <style:style style:name="P6" style:family="paragraph" style:parent-style-name="Text_20_body">
      <style:text-properties style:font-name="Liberation Sans" style:text-underline-style="none" fo:font-weight="normal" officeooo:rsid="003e9c06" officeooo:paragraph-rsid="004ded4c" style:font-weight-asian="normal" style:font-weight-complex="normal"/>
    </style:style>
    <style:style style:name="P7" style:family="paragraph" style:parent-style-name="Text_20_body">
      <style:text-properties style:font-name="Liberation Sans" fo:font-style="normal" officeooo:rsid="003e9c06" officeooo:paragraph-rsid="004ded4c" style:font-style-asian="normal" style:font-style-complex="normal"/>
    </style:style>
    <style:style style:name="P8" style:family="paragraph" style:parent-style-name="Text_20_body" style:list-style-name="L2">
      <style:text-properties style:font-name="Liberation Sans" fo:font-style="normal" officeooo:rsid="0050fa3f" officeooo:paragraph-rsid="0050fa3f" style:font-style-asian="normal" style:font-style-complex="normal"/>
    </style:style>
    <style:style style:name="P9" style:family="paragraph" style:parent-style-name="Text_20_body">
      <style:text-properties style:font-name="Liberation Sans" fo:font-style="normal" fo:font-weight="bold" officeooo:rsid="0050fa3f" officeooo:paragraph-rsid="0050fa3f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style:font-name="Liberation Sans" fo:font-style="normal" fo:font-weight="bold" officeooo:rsid="00515d0b" officeooo:paragraph-rsid="00515d0b" style:font-style-asian="normal" style:font-weight-asian="bold" style:font-style-complex="normal" style:font-weight-complex="bold"/>
    </style:style>
    <style:style style:name="P11" style:family="paragraph" style:parent-style-name="Text_20_body" style:list-style-name="L3">
      <style:text-properties style:font-name="Liberation Sans" officeooo:rsid="004f0de9" officeooo:paragraph-rsid="004f0de9"/>
    </style:style>
    <style:style style:name="P12" style:family="paragraph" style:parent-style-name="Text_20_body" style:list-style-name="L1">
      <style:paragraph-properties fo:line-height="150%"/>
      <style:text-properties style:font-name="Liberation Sans" officeooo:rsid="004f0de9" officeooo:paragraph-rsid="0054dc3a"/>
    </style:style>
    <style:style style:name="P13" style:family="paragraph" style:parent-style-name="Text_20_body" style:list-style-name="L1">
      <style:paragraph-properties fo:line-height="150%"/>
      <style:text-properties style:font-name="Liberation Sans" officeooo:rsid="004f0de9" officeooo:paragraph-rsid="004f0de9"/>
    </style:style>
    <style:style style:name="P14" style:family="paragraph" style:parent-style-name="Text_20_body" style:list-style-name="L1">
      <style:paragraph-properties fo:line-height="150%"/>
      <style:text-properties style:font-name="Liberation Sans" officeooo:rsid="004f0de9" officeooo:paragraph-rsid="005789b6"/>
    </style:style>
    <style:style style:name="P15" style:family="paragraph" style:parent-style-name="Text_20_body" style:list-style-name="L1">
      <style:paragraph-properties fo:line-height="150%"/>
      <style:text-properties style:font-name="Liberation Sans" officeooo:rsid="005beb80" officeooo:paragraph-rsid="005beb80"/>
    </style:style>
    <style:style style:name="P16" style:family="paragraph" style:parent-style-name="Text_20_body" style:list-style-name="L1">
      <style:text-properties style:font-name="Liberation Sans" officeooo:rsid="0054dc3a" officeooo:paragraph-rsid="0054dc3a"/>
    </style:style>
    <style:style style:name="P17" style:family="paragraph" style:parent-style-name="Text_20_body" style:list-style-name="L3">
      <style:text-properties style:font-name="Liberation Sans" officeooo:rsid="004cb5a0" officeooo:paragraph-rsid="004ded4c"/>
    </style:style>
    <style:style style:name="P18" style:family="paragraph" style:parent-style-name="Text_20_body">
      <style:text-properties style:text-line-through-style="none" style:text-line-through-type="none" style:font-name="Liberation Sans" fo:font-style="normal" style:text-underline-style="none" fo:font-weight="normal" officeooo:rsid="00413267" officeooo:paragraph-rsid="00540820" style:font-style-asian="normal" style:font-weight-asian="normal" style:font-style-complex="normal" style:font-weight-complex="normal"/>
    </style:style>
    <style:style style:name="P19" style:family="paragraph" style:parent-style-name="Heading_20_1">
      <style:text-properties style:font-name="Liberation Sans" officeooo:rsid="003b1533" officeooo:paragraph-rsid="003b1533"/>
    </style:style>
    <style:style style:name="P20" style:family="paragraph" style:parent-style-name="Heading_20_1">
      <style:text-properties style:font-name="Liberation Sans" officeooo:rsid="004cb5a0" officeooo:paragraph-rsid="004ded4c"/>
    </style:style>
    <style:style style:name="P21" style:family="paragraph" style:parent-style-name="Title">
      <style:text-properties style:font-name="Liberation Sans" officeooo:rsid="004995eb" officeooo:paragraph-rsid="004995eb"/>
    </style:style>
    <style:style style:name="P22" style:family="paragraph" style:parent-style-name="Subtitle">
      <style:text-properties style:font-name="Liberation Sans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0df6"/>
    </style:style>
    <style:style style:name="T5" style:family="text">
      <style:text-properties officeooo:rsid="0050fa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15d0b" style:font-weight-asian="bold" style:font-weight-complex="bold"/>
    </style:style>
    <style:style style:name="T8" style:family="text">
      <style:text-properties officeooo:rsid="00540820"/>
    </style:style>
    <style:style style:name="T9" style:family="text">
      <style:text-properties officeooo:rsid="0054dc3a"/>
    </style:style>
    <style:style style:name="T10" style:family="text">
      <style:text-properties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style:font-name="lucidatypewriter" fo:font-size="10pt" style:font-size-asian="10pt"/>
    </style:style>
    <style:style style:name="T13" style:family="text">
      <style:text-properties fo:color="#000000" style:font-name="lucidatypewriter" fo:font-size="10pt" officeooo:rsid="005e670e" style:font-size-asian="10pt"/>
    </style:style>
    <style:style style:name="T14" style:family="text">
      <style:text-properties fo:color="#000000" style:font-name="lucidatypewriter" fo:font-size="10pt" officeooo:rsid="005e897e" style:font-size-asian="10pt"/>
    </style:style>
    <style:style style:name="T15" style:family="text">
      <style:text-properties fo:color="#000000" style:font-name="lucidatypewriter" fo:font-size="10pt" officeooo:rsid="00605072" style:font-size-asian="10pt"/>
    </style:style>
    <style:style style:name="T16" style:family="text">
      <style:text-properties fo:color="#000000" fo:font-size="10pt" style:font-size-asian="10pt"/>
    </style:style>
    <style:style style:name="T17" style:family="text">
      <style:text-properties fo:color="#000000" fo:font-size="10pt" officeooo:rsid="00605072" style:font-size-asian="10pt"/>
    </style:style>
    <style:style style:name="T18" style:family="text">
      <style:text-properties fo:color="#000000" fo:font-size="10pt" officeooo:rsid="005e670e" style:font-size-asian="10pt"/>
    </style:style>
    <style:style style:name="T19" style:family="text">
      <style:text-properties fo:color="#000000" officeooo:rsid="00605072"/>
    </style:style>
    <style:style style:name="T20" style:family="text">
      <style:text-properties fo:color="#000000" officeooo:rsid="005e67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dynamoDB</text:span>: <text:span text:style-name="T3">stormobj</text:span>_<text:span text:style-name="T1">index</text:span></text:p>
      <text:p text:style-name="P22"><text:date style:data-style-name="N37" text:date-value="2017-01-09T10:45:14.796083536">09/01/17</text:date> </text:p>
      <text:h text:style-name="P19" text:outline-level="1">Summary</text:h>
      <text:p text:style-name="P5">Indexes volumes in the s3 bucket odimh5_archive. Used for many parts of wv! Items and preliminary attributes are initially added by wv_prep (h5_size, stop_timestamp) and regrid in wv_process provides sig_refl and tilt information. </text:p>
      <text:h text:style-name="P20" text:outline-level="1">Database Structure</text:h>
      <text:p text:style-name="P3"><text:span text:style-name="T2">Table name</text:span>: <text:tab/><text:tab/><text:span text:style-name="T2">wxradar_stormobj_index</text:span></text:p>
      <text:p text:style-name="P6"><text:span text:style-name="T2">Partition Key</text:span>: <text:tab/><text:tab/><text:span text:style-name="T8">radar_id (number: ID)</text:span></text:p>
      <text:p text:style-name="P18"><text:span text:style-name="T2">Sort Key</text:span>:<text:tab/><text:tab/><text:span text:style-name="T4">subset_id (string: yyyymmdd_HHMM00_###)</text:span></text:p>
      <text:p text:style-name="P7">Attributes: </text:p>
      <text:list xml:id="list270867935807340190" text:style-name="L1">
        <text:list-item>
          <text:list>
            <text:list-item>
              <text:p text:style-name="P2"><text:span text:style-name="T19">data</text:span><text:span text:style-name="T11">_ffn </text:span><text:span text:style-name="T20">(string)</text:span></text:p>
            </text:list-item>
            <text:list-item>
              <text:p text:style-name="P2">start_timestamp (string) <text:span text:style-name="T10">(seconds==00)</text:span></text:p>
            </text:list-item>
            <text:list-item>
              <text:p text:style-name="P4"><text:span text:style-name="T3">track_id</text:span> (number)</text:p>
            </text:list-item>
            <text:list-item>
              <text:p text:style-name="P12"><text:bookmark-start text:name="__DdeLink__141_1720837698"/><text:bookmark-start text:name="__DdeLink__127_1721707863"/>storm_latlonbox <text:bookmark-end text:name="__DdeLink__141_1720837698"/><text:bookmark-end text:name="__DdeLink__127_1721707863"/><text:span text:style-name="T5">(string)</text:span></text:p>
            </text:list-item>
            <text:list-item>
              <text:p text:style-name="P13"><text:bookmark-start text:name="__DdeLink__132_712947429"/>storm_dbz_<text:span text:style-name="T9">centlat</text:span><text:bookmark-end text:name="__DdeLink__132_712947429"/><text:span text:style-name="T9"> (number)</text:span></text:p>
            </text:list-item>
            <text:list-item>
              <text:p text:style-name="P14">storm_dbz_<text:span text:style-name="T9">centlon (number)</text:span></text:p>
            </text:list-item>
            <text:list-item>
              <text:p text:style-name="P15">storm_edge_lat (string</text:p>
            </text:list-item>
            <text:list-item>
              <text:p text:style-name="P15">storm_edge_lon (string)</text:p>
            </text:list-item>
            <text:list-item>
              <text:p text:style-name="P16">h_grid (number)</text:p>
            </text:list-item>
            <text:list-item>
              <text:p text:style-name="P16">v_grid (number)</text:p>
            </text:list-item>
          </text:list>
        </text:list-item>
      </text:list>
      <text:list xml:id="list3418544642763372457" text:style-name="L2">
        <text:list-item>
          <text:list>
            <text:list-item>
              <text:p text:style-name="P8">volume (number) <text:span text:style-name="T7">km3</text:span></text:p>
            </text:list-item>
            <text:list-item>
              <text:p text:style-name="P8">area (number) <text:span text:style-name="T7">km2</text:span></text:p>
            </text:list-item>
            <text:list-item>
              <text:p text:style-name="P8">major_axis (number)</text:p>
            </text:list-item>
            <text:list-item>
              <text:p text:style-name="P8">minor_axis (number)</text:p>
            </text:list-item>
            <text:list-item>
              <text:p text:style-name="P8">orient (number)</text:p>
            </text:list-item>
            <text:list-item>
              <text:p text:style-name="P8">max_tops (number)</text:p>
            </text:list-item>
            <text:list-item>
              <text:p text:style-name="P8"><text:soft-page-break/>max_dbz (number)</text:p>
            </text:list-item>
            <text:list-item>
              <text:p text:style-name="P8">max_dbz_h (number)</text:p>
            </text:list-item>
            <text:list-item>
              <text:p text:style-name="P8">mean_dbz (number)</text:p>
            </text:list-item>
            <text:list-item>
              <text:p text:style-name="P8">max_g_vil (number) <text:span text:style-name="T7">kg/m2</text:span></text:p>
            </text:list-item>
            <text:list-item>
              <text:p text:style-name="P8">mass (number) <text:span text:style-name="T7">kt</text:span></text:p>
            </text:list-item>
            <text:list-item>
              <text:p text:style-name="P8">max_sts_dbz_h (number)</text:p>
            </text:list-item>
            <text:list-item>
              <text:p text:style-name="P8">cell_vil (number) <text:span text:style-name="T7">kg/m2</text:span></text:p>
            </text:list-item>
            <text:list-item>
              <text:p text:style-name="P8">max_mesh (number) <text:span text:style-name="T7">mm</text:span></text:p>
            </text:list-item>
            <text:list-item>
              <text:p text:style-name="P8">max_posh (number) <text:span text:style-name="T6">%</text:span></text:p>
            </text:list-item>
          </text:list>
        </text:list-item>
      </text:list>
      <text:p text:style-name="P9"/>
      <text:p text:style-name="P10">NOTE: all stats at multiplied by 10 and rounded</text:p>
      <text:h text:style-name="P20" text:outline-level="1">Usage</text:h>
      <text:list xml:id="list8112834710763191657" text:style-name="L3">
        <text:list-item>
          <text:p text:style-name="P17">wv_process: <text:tab/><text:span text:style-name="T3">Writes entries to database</text:span></text:p>
        </text:list-item>
        <text:list-item>
          <text:p text:style-name="P11">wv_track:<text:tab/>Reads database to compute tracking</text:p>
        </text:list-item>
        <text:list-item>
          <text:p text:style-name="P17">wv_kml:<text:tab/>Filtering <text:span text:style-name="T3">storms</text:span></text:p>
        </text:list-item>
        <text:list-item>
          <text:p text:style-name="P17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1-09T10:45:14.772790598</dc:date>
    <meta:editing-duration>PT11H40M51S</meta:editing-duration>
    <meta:editing-cycles>55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1" meta:word-count="171" meta:character-count="1167" meta:non-whitespace-character-count="1060"/>
  </office:meta>
</office:document-meta>
</file>